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officeooo:rsid="001d33a9" officeooo:paragraph-rsid="00219d55"/>
    </style:style>
    <style:style style:name="P2" style:family="paragraph" style:parent-style-name="Standard">
      <style:text-properties officeooo:rsid="001d33a9" officeooo:paragraph-rsid="00274de1"/>
    </style:style>
    <style:style style:name="P3" style:family="paragraph" style:parent-style-name="Standard">
      <style:text-properties officeooo:rsid="001d33a9" officeooo:paragraph-rsid="002da5de"/>
    </style:style>
    <style:style style:name="P4" style:family="paragraph" style:parent-style-name="Standard">
      <style:text-properties fo:font-weight="bold" officeooo:rsid="001d33a9" officeooo:paragraph-rsid="001d33a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01cbf0" officeooo:paragraph-rsid="001d33a9" style:font-weight-asian="bold" style:font-name-complex="Arial1"/>
    </style:style>
    <style:style style:name="P6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01cbf0" officeooo:paragraph-rsid="00219d55" style:font-weight-asian="bold" style:font-name-complex="Arial1"/>
    </style:style>
    <style:style style:name="P7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01cbf0" officeooo:paragraph-rsid="0023bde3" style:font-weight-asian="bold" style:font-name-complex="Arial1"/>
    </style:style>
    <style:style style:name="P8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01cbf0" officeooo:paragraph-rsid="002409fe" style:font-weight-asian="bold" style:font-name-complex="Arial1"/>
    </style:style>
    <style:style style:name="P9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01cbf0" officeooo:paragraph-rsid="002da5de" style:font-weight-asian="bold" style:font-name-complex="Arial1"/>
    </style:style>
    <style:style style:name="P10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1d33a9" officeooo:paragraph-rsid="001d33a9" style:font-weight-asian="bold" style:font-name-complex="Arial1"/>
    </style:style>
    <style:style style:name="P11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1d33a9" officeooo:paragraph-rsid="002394d7" style:font-weight-asian="bold" style:font-name-complex="Arial1"/>
    </style:style>
    <style:style style:name="P12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1e6e64" officeooo:paragraph-rsid="002394d7" style:font-weight-asian="bold" style:font-name-complex="Arial1"/>
    </style:style>
    <style:style style:name="P13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1e6e64" officeooo:paragraph-rsid="0023bde3" style:font-weight-asian="bold" style:font-name-complex="Arial1"/>
    </style:style>
    <style:style style:name="P14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1fc33e" officeooo:paragraph-rsid="001fc33e" style:font-weight-asian="bold" style:font-name-complex="Arial1"/>
    </style:style>
    <style:style style:name="P15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1fc33e" officeooo:paragraph-rsid="00219d55" style:font-weight-asian="bold" style:font-name-complex="Arial1"/>
    </style:style>
    <style:style style:name="P16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1fc33e" officeooo:paragraph-rsid="002da5de" style:font-weight-asian="bold" style:font-name-complex="Arial1"/>
    </style:style>
    <style:style style:name="P17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207675" officeooo:paragraph-rsid="0023bde3" style:font-weight-asian="bold" style:font-name-complex="Arial1"/>
    </style:style>
    <style:style style:name="P18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207675" officeooo:paragraph-rsid="002da5de" style:font-weight-asian="bold" style:font-name-complex="Arial1"/>
    </style:style>
    <style:style style:name="P19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219d55" officeooo:paragraph-rsid="00219d55" style:font-weight-asian="bold" style:font-name-complex="Arial1"/>
    </style:style>
    <style:style style:name="P20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219d55" officeooo:paragraph-rsid="002da5de" style:font-weight-asian="bold" style:font-name-complex="Arial1"/>
    </style:style>
    <style:style style:name="P21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166a6f" officeooo:paragraph-rsid="00219d55" style:font-weight-asian="bold" style:font-name-complex="Arial1"/>
    </style:style>
    <style:style style:name="P22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178db2" officeooo:paragraph-rsid="00219d55" style:font-weight-asian="bold" style:font-name-complex="Arial1"/>
    </style:style>
    <style:style style:name="P23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189e2e" officeooo:paragraph-rsid="002394d7" style:font-weight-asian="bold" style:font-name-complex="Arial1"/>
    </style:style>
    <style:style style:name="P24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189e2e" officeooo:paragraph-rsid="0023bde3" style:font-weight-asian="bold" style:font-name-complex="Arial1"/>
    </style:style>
    <style:style style:name="P25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2394d7" officeooo:paragraph-rsid="002394d7" style:font-weight-asian="bold" style:font-name-complex="Arial1"/>
    </style:style>
    <style:style style:name="P26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19562b" officeooo:paragraph-rsid="0023bde3" style:font-weight-asian="bold" style:font-name-complex="Arial1"/>
    </style:style>
    <style:style style:name="P27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19562b" officeooo:paragraph-rsid="002da5de" style:font-weight-asian="bold" style:font-name-complex="Arial1"/>
    </style:style>
    <style:style style:name="P28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1be9ff" officeooo:paragraph-rsid="002409fe" style:font-weight-asian="bold" style:font-name-complex="Arial1"/>
    </style:style>
    <style:style style:name="P29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1be9ff" officeooo:paragraph-rsid="002da5de" style:font-weight-asian="bold" style:font-name-complex="Arial1"/>
    </style:style>
    <style:style style:name="P30" style:family="paragraph" style:parent-style-name="Standard">
      <style:text-properties style:font-name="Arial" fo:language="es" fo:country="ES" fo:font-weight="bold" officeooo:rsid="001be9ff" officeooo:paragraph-rsid="00219d55" style:font-weight-asian="bold" style:font-name-complex="Arial1"/>
    </style:style>
    <style:style style:name="P31" style:family="paragraph" style:parent-style-name="Standard">
      <style:paragraph-properties fo:text-align="justify" style:justify-single-word="false"/>
      <style:text-properties style:font-name="Arial" fo:language="es" fo:country="ES" style:text-underline-style="none" fo:font-weight="bold" officeooo:rsid="001fc33e" officeooo:paragraph-rsid="002da5de" style:font-weight-asian="bold" style:font-name-complex="Arial1"/>
    </style:style>
    <style:style style:name="P32" style:family="paragraph" style:parent-style-name="Standard">
      <style:paragraph-properties fo:text-align="justify" style:justify-single-word="false"/>
      <style:text-properties style:font-name="Arial" fo:font-weight="bold" officeooo:paragraph-rsid="002955cc"/>
    </style:style>
    <style:style style:name="P33" style:family="paragraph" style:parent-style-name="Standard">
      <style:paragraph-properties fo:text-align="justify" style:justify-single-word="false"/>
      <style:text-properties style:font-name="Arial" fo:font-weight="bold" officeooo:paragraph-rsid="002da5de"/>
    </style:style>
    <style:style style:name="P34" style:family="paragraph" style:parent-style-name="Standard">
      <style:paragraph-properties fo:text-align="justify" style:justify-single-word="false"/>
      <style:text-properties officeooo:paragraph-rsid="00219d55"/>
    </style:style>
    <style:style style:name="P35" style:family="paragraph" style:parent-style-name="Standard">
      <style:paragraph-properties fo:text-align="justify" style:justify-single-word="false"/>
      <style:text-properties officeooo:rsid="00207675" officeooo:paragraph-rsid="0023bde3"/>
    </style:style>
    <style:style style:name="P36" style:family="paragraph" style:parent-style-name="Standard">
      <style:paragraph-properties fo:text-align="justify" style:justify-single-word="false"/>
      <style:text-properties officeooo:rsid="00207675" officeooo:paragraph-rsid="002da5de"/>
    </style:style>
    <style:style style:name="P37" style:family="paragraph" style:parent-style-name="Standard">
      <style:paragraph-properties fo:text-align="justify" style:justify-single-word="false"/>
      <style:text-properties officeooo:rsid="00178db2" officeooo:paragraph-rsid="00219d55"/>
    </style:style>
    <style:style style:name="T1" style:family="text">
      <style:text-properties style:font-name="Arial" fo:language="es" fo:country="ES" style:font-name-complex="Arial1"/>
    </style:style>
    <style:style style:name="T2" style:family="text">
      <style:text-properties style:font-name="Arial" fo:language="es" fo:country="ES" officeooo:rsid="0027a158" style:font-name-complex="Arial1"/>
    </style:style>
    <style:style style:name="T3" style:family="text">
      <style:text-properties style:font-name="Arial" fo:language="es" fo:country="ES" fo:font-weight="bold" style:font-weight-asian="bold" style:font-name-complex="Arial1"/>
    </style:style>
    <style:style style:name="T4" style:family="text">
      <style:text-properties style:font-name="Arial" fo:language="es" fo:country="ES" fo:font-weight="bold" officeooo:rsid="0001cbf0" style:font-weight-asian="bold" style:font-name-complex="Arial1"/>
    </style:style>
    <style:style style:name="T5" style:family="text">
      <style:text-properties style:font-name="Arial" fo:language="es" fo:country="ES" fo:font-weight="bold" officeooo:rsid="00178db2" style:font-weight-asian="bold" style:font-name-complex="Arial1"/>
    </style:style>
    <style:style style:name="T6" style:family="text">
      <style:text-properties style:font-name="Arial" fo:language="es" fo:country="ES" fo:font-weight="bold" officeooo:rsid="00189e2e" style:font-weight-asian="bold" style:font-name-complex="Arial1"/>
    </style:style>
    <style:style style:name="T7" style:family="text">
      <style:text-properties style:font-name="Arial" fo:language="es" fo:country="ES" fo:font-weight="bold" officeooo:rsid="00274de1" style:font-weight-asian="bold" style:font-name-complex="Arial1"/>
    </style:style>
    <style:style style:name="T8" style:family="text">
      <style:text-properties style:font-name="Arial" fo:language="es" fo:country="ES" fo:font-weight="bold" officeooo:rsid="0027a158" style:font-weight-asian="bold" style:font-name-complex="Arial1"/>
    </style:style>
    <style:style style:name="T9" style:family="text">
      <style:text-properties style:font-name="Arial" fo:language="es" fo:country="ES" fo:font-weight="bold" officeooo:rsid="001fc33e" style:font-weight-asian="bold" style:font-name-complex="Arial1"/>
    </style:style>
    <style:style style:name="T10" style:family="text">
      <style:text-properties style:font-name="Arial" fo:language="es" fo:country="ES" fo:font-weight="bold" officeooo:rsid="002afc12" style:font-weight-asian="bold" style:font-name-complex="Arial1"/>
    </style:style>
    <style:style style:name="T11" style:family="text">
      <style:text-properties style:font-name="Arial" fo:language="es" fo:country="ES" style:text-underline-style="solid" style:text-underline-width="auto" style:text-underline-color="font-color" fo:font-weight="bold" style:font-weight-asian="bold" style:font-name-complex="Arial1"/>
    </style:style>
    <style:style style:name="T12" style:family="text">
      <style:text-properties fo:language="es" fo:country="ES" style:text-underline-style="solid" style:text-underline-width="auto" style:text-underline-color="font-color"/>
    </style:style>
    <style:style style:name="T13" style:family="text">
      <style:text-properties fo:language="es" fo:country="ES" officeooo:rsid="002955cc" style:font-weight-asian="bold" style:font-name-complex="Arial1"/>
    </style:style>
    <style:style style:name="T14" style:family="text">
      <style:text-properties fo:language="es" fo:country="ES" officeooo:rsid="002acec5" style:font-weight-asian="bold" style:font-name-complex="Arial1"/>
    </style:style>
    <style:style style:name="T15" style:family="text">
      <style:text-properties officeooo:rsid="001e6e64"/>
    </style:style>
    <style:style style:name="T16" style:family="text">
      <style:text-properties officeooo:rsid="001fc33e"/>
    </style:style>
    <style:style style:name="T17" style:family="text">
      <style:text-properties officeooo:rsid="00207675"/>
    </style:style>
    <style:style style:name="T18" style:family="text">
      <style:text-properties officeooo:rsid="00219d55"/>
    </style:style>
    <style:style style:name="T19" style:family="text">
      <style:text-properties officeooo:rsid="00178db2"/>
    </style:style>
    <style:style style:name="T20" style:family="text">
      <style:text-properties officeooo:rsid="00219d55" style:font-weight-complex="bold"/>
    </style:style>
    <style:style style:name="T21" style:family="text">
      <style:text-properties officeooo:rsid="002394d7"/>
    </style:style>
    <style:style style:name="T22" style:family="text">
      <style:text-properties officeooo:rsid="00189e2e"/>
    </style:style>
    <style:style style:name="T23" style:family="text">
      <style:text-properties officeooo:rsid="0019562b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1e6e64"/>
    </style:style>
    <style:style style:name="T26" style:family="text">
      <style:text-properties style:text-underline-style="solid" style:text-underline-width="auto" style:text-underline-color="font-color" officeooo:rsid="002394d7"/>
    </style:style>
    <style:style style:name="T27" style:family="text">
      <style:text-properties style:text-underline-style="solid" style:text-underline-width="auto" style:text-underline-color="font-color" officeooo:rsid="00189e2e"/>
    </style:style>
    <style:style style:name="T28" style:family="text">
      <style:text-properties style:text-underline-style="solid" style:text-underline-width="auto" style:text-underline-color="font-color" officeooo:rsid="002ceed1"/>
    </style:style>
    <style:style style:name="T29" style:family="text">
      <style:text-properties officeooo:rsid="001f2177"/>
    </style:style>
    <style:style style:name="T30" style:family="text">
      <style:text-properties officeooo:rsid="0023bde3"/>
    </style:style>
    <style:style style:name="T31" style:family="text">
      <style:text-properties officeooo:rsid="002409fe"/>
    </style:style>
    <style:style style:name="T32" style:family="text">
      <style:text-properties officeooo:rsid="001b3d16"/>
    </style:style>
    <style:style style:name="T33" style:family="text">
      <style:text-properties officeooo:rsid="001be9ff"/>
    </style:style>
    <style:style style:name="T34" style:family="text">
      <style:text-properties officeooo:rsid="00274de1"/>
    </style:style>
    <style:style style:name="T35" style:family="text">
      <style:text-properties officeooo:rsid="0027a158"/>
    </style:style>
    <style:style style:name="T36" style:family="text">
      <style:text-properties fo:font-variant="normal" fo:text-transform="none" fo:color="#333333" loext:opacity="100%" style:font-name="arial" fo:font-size="12pt" fo:letter-spacing="normal" fo:font-style="normal" fo:font-weight="bold" style:font-weight-asian="bold" style:font-weight-complex="bold"/>
    </style:style>
    <style:style style:name="T37" style:family="text">
      <style:text-properties officeooo:rsid="002afc12"/>
    </style:style>
    <style:style style:name="T38" style:family="text">
      <style:text-properties officeooo:rsid="002ceed1"/>
    </style:style>
    <style:style style:name="T39" style:family="text">
      <style:text-properties style:text-underline-style="none" officeooo:rsid="002394d7"/>
    </style:style>
    <style:style style:name="T40" style:family="text">
      <style:text-properties style:text-underline-style="none" officeooo:rsid="00189e2e"/>
    </style:style>
    <style:style style:name="T41" style:family="text">
      <style:text-properties officeooo:rsid="003243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1">­</text:span><text:span text:style-name="T18">a)_</text:span><text:span text:style-name="T24">Que es la </text:span><text:span text:style-name="T12">ciencia</text:span>?</text:p>
      <text:p text:style-name="P2"><text:tab/><text:span text:style-name="T1"> </text:span><text:span text:style-name="T2">conjunto</text:span><text:span text:style-name="T3"> de conocimientos </text:span><text:span text:style-name="T4">racional</text:span><text:span text:style-name="T8">es</text:span><text:span text:style-name="T4">, sistemático</text:span><text:span text:style-name="T8">s</text:span><text:span text:style-name="T4">, exacto</text:span><text:span text:style-name="T8">s</text:span><text:span text:style-name="T4">, verificable</text:span><text:span text:style-name="T8">s</text:span><text:span text:style-name="T4"> y falible</text:span><text:span text:style-name="T8">s</text:span><text:span text:style-name="T3">, que utilizamos para comprender el mundo y modificarlo , esta estrechamente vinculada con el metodo , y con los resultados obtenidos de el , esto es lo que la distingue del arte , filo y otros .</text:span></text:p>
      <text:p text:style-name="P2"><text:span text:style-name="T7">las </text:span><text:span text:style-name="T5"><text:s/>distinciones, y caracteristicas </text:span><text:span text:style-name="T7">de la ciencia</text:span><text:span text:style-name="T5">:</text:span></text:p>
      <text:p text:style-name="P22"><text:tab/><text:span text:style-name="T34">1</text:span>-centros de investigacion</text:p>
      <text:p text:style-name="P22"><text:tab/><text:span text:style-name="T34">2</text:span>-leyes y modelos anteriores</text:p>
      <text:p text:style-name="P22"><text:tab/><text:span text:style-name="T34">3</text:span>-investigador</text:p>
      <text:p text:style-name="P22"><text:tab/><text:span text:style-name="T34">4</text:span>-el metodo cientifico como estrategia para observar experimentar, analizar y comprender objetivamente el mundo natural y social que nos rodea.</text:p>
      <text:p text:style-name="P22">limitaciones:</text:p>
      <text:p text:style-name="P37"><text:span text:style-name="T3"><text:tab/></text:span><text:span text:style-name="T7">1-</text:span><text:span text:style-name="T3">tiempo historico</text:span><text:span text:style-name="T6">(donde estamos y en que epoca)</text:span></text:p>
      <text:p text:style-name="P37"><text:span text:style-name="T3"><text:tab/></text:span><text:span text:style-name="T7">2-</text:span><text:span text:style-name="T3">disciplina en las que abreva</text:span><text:span text:style-name="T6">(tipo de disciplina)</text:span></text:p>
      <text:p text:style-name="P37"><text:span text:style-name="T3"><text:tab/></text:span><text:span text:style-name="T7">3-</text:span><text:span text:style-name="T3">fuentes de financiamiento</text:span><text:span text:style-name="T6">($$$$)</text:span></text:p>
      <text:p text:style-name="P22"><text:span text:style-name="T3"><text:tab/></text:span><text:span text:style-name="T34">4-</text:span><text:span text:style-name="T3">objetividad/subjetividad (algo que es asi , y que depende la persona)</text:span></text:p>
      <text:p text:style-name="P5"><text:span text:style-name="T3"/></text:p>
      <text:p text:style-name="P11"><text:span text:style-name="T20">a)_</text:span><text:span text:style-name="T24">Ciencias formales </text:span><text:span text:style-name="T25">o ideales</text:span>:<text:span text:style-name="T22">(o ideales/Forma) (Matemática, informática, estadística, teoría de sistemas)</text:span></text:p>
      <text:p text:style-name="P11"><text:tab/>inventan entes formales y establecen relaciones entre ellos </text:p>
      <text:p text:style-name="P11"><text:span text:style-name="T15"><text:tab/>formas en las que se puede verter un surtido ilimitado de contenidos , tanto facticos como empiricos </text:span></text:p>
      <text:p text:style-name="P11"><text:span text:style-name="T15"><text:tab/>podemos establecer relaciones entre estos objetos formales y procesos de cualquier nivel de realidad , </text:span></text:p>
      <text:p text:style-name="P11"><text:span text:style-name="T15"><text:tab/>usa la logica para <text:s/>testiar sus hipotesis.</text:span></text:p>
      <text:p text:style-name="P25"><text:tab/>Se apoya en la deduccion</text:p>
      <text:p text:style-name="P11"><text:tab/><text:span text:style-name="T15">Esta tambien se la considera una ciencia deductiva , esta toma la experiencia basada en los axiomas (puntos de partida) , </text:span></text:p>
      <text:p text:style-name="P11"><text:span text:style-name="T15"><text:tab/>las verdades aquí son relativas a este sistema.</text:span></text:p>
      <text:p text:style-name="P23"><text:tab/>Sus enunciados son relaciones entre signos o símbolos vacíos de contenido.</text:p>
      <text:p text:style-name="P23"><text:tab/>Demuestran o prueban teorías de modo completo y final, cerrado</text:p>
      <text:p text:style-name="P10"/>
      <text:p text:style-name="P12"><text:span text:style-name="T20">a)_</text:span><text:span text:style-name="T24">Ciencias facticas</text:span>:<text:span text:style-name="T22">(empíricas o materiales) </text:span><text:span text:style-name="T23">(</text:span><text:span text:style-name="T22">Ciencias naturales y sociales, estudio de los hechos del mundo natural y social</text:span><text:span text:style-name="T23">)</text:span></text:p>
      <text:p text:style-name="P12"><text:tab/>e<text:span text:style-name="T21">x</text:span>tracientificos (sucesoss y procesos)</text:p>
      <text:p text:style-name="P12"><text:s/><text:tab/>estas ademas de la logica usan la observacion y/o <text:span text:style-name="T21">experimentacion</text:span> a la hora de testiar , </text:p>
      <text:p text:style-name="P12"><text:span text:style-name="T16"><text:tab/>esta no emplean simbolos vacios , usan simbolos interpretados, </text:span></text:p>
      <text:p text:style-name="P12"><text:span text:style-name="T16"><text:tab/>esta usa la racionalidad , ya que usa un sistema de ideas ya ace</text:span><text:span text:style-name="T21">p</text:span><text:span text:style-name="T16">tadas previamente , pero no se aferra si o si a </text:span><text:span text:style-name="T21">ellas</text:span><text:span text:style-name="T16"> , </text:span></text:p>
      <text:p text:style-name="P12"><text:span text:style-name="T16"><text:tab/>si este es verificable se lo llama ciencia empirica , </text:span></text:p>
      <text:p text:style-name="P12"><text:span text:style-name="T16"><text:tab/>es probable , ya que es una red deductiva y probable (demostrativas y inconcluyentes)</text:span></text:p>
      <text:p text:style-name="P13"><text:tab/><text:span text:style-name="T22">Sus conclusiones están sujetas a contratación, SIEMPRE. Verificación</text:span></text:p>
      <text:p text:style-name="P24">temporaria, incompleta y dinámica</text:p>
      <text:p text:style-name="P19"/>
      <text:p text:style-name="P19"/>
      <text:p text:style-name="P15"/>
      <text:p text:style-name="P15"/>
      <text:p text:style-name="P15"/>
      <text:p text:style-name="P15"/>
      <text:p text:style-name="P19"/>
      <text:p text:style-name="P20"><text:soft-page-break/><text:span text:style-name="T24">metodo cientifico</text:span>:(metodo = meta + estrategia)</text:p>
      <text:p text:style-name="P33"><text:span text:style-name="T13"><text:tab/>es la estrategia de la investigacion c</text:span><text:span text:style-name="T14">i</text:span><text:span text:style-name="T13">entifica</text:span></text:p>
      <text:p text:style-name="P20"><text:tab/>este se aplica a la resolucion de problema concreto , <text:s/>se divide en 5 pasos:</text:p>
      <text:p text:style-name="P20"><text:tab/><text:tab/>a-indentificacion del problema , en tiempo y espacio</text:p>
      <text:p text:style-name="P20"><text:tab/><text:tab/>b-<text:span text:style-name="T21">marco teorico (indagacion y estudio)(observacion y experimentacion)</text:span></text:p>
      <text:p text:style-name="P20"><text:tab/><text:tab/><text:span text:style-name="T21">c-hipotesis (posible solucion y explicacion)</text:span></text:p>
      <text:p text:style-name="P20"><text:tab/><text:tab/><text:span text:style-name="T21">d-constrastacion (aplicación concreta de herramientas de investigacion)</text:span></text:p>
      <text:p text:style-name="P20"><text:span text:style-name="T39"><text:tab/><text:tab/>e-conclucion (</text:span><text:span text:style-name="T40">validacion o no de la hipotesis , explicacion del fenomeno y planteo de aplicación</text:span><text:span text:style-name="T39">)</text:span></text:p>
      <text:p text:style-name="P20"><text:span text:style-name="T39"/></text:p>
      <text:p text:style-name="P3"><text:span text:style-name="T11">teoria cientifica que es</text:span><text:span text:style-name="T3">?</text:span></text:p>
      <text:p text:style-name="P3"><text:span text:style-name="T3"><text:tab/> conjunto de </text:span><text:span text:style-name="T10">supuestos</text:span><text:span text:style-name="T3">, simples y complejas, acerca del modo en que se comporta algún sector de la realidad , se contruyen para explicar aquellos que nos intriga , para resolver problemas y para responder preguntas hacerca de la naturaleza y sociedad</text:span></text:p>
      <text:p text:style-name="P3"><text:span text:style-name="T3"/></text:p>
      <text:p text:style-name="P36"><text:span text:style-name="T11">Pensamiento cientifico</text:span><text:span text:style-name="T3">:</text:span></text:p>
      <text:p text:style-name="P18"><text:tab/>no esta por naturaleza , se tiene que aderir a el y a su etica (se necesita conocimientos s<text:span text:style-name="T35">o</text:span>bre este , disciplina y recursos) , <text:s/>naturalmente no se piensa asi ya que no estamos preparado para esto , este pensamiento tiene un carácter practico y de dominacion ya que comprende los fenomenos estudiados.</text:p>
      <text:p text:style-name="P3"><text:span text:style-name="T3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oft-page-break/><text:span text:style-name="T24"/></text:p>
      <text:p text:style-name="P9"><text:span text:style-name="T24">investigación científica</text:span>: </text:p>
      <text:p text:style-name="P9"><text:tab/><text:span text:style-name="T23">es un conjunto de procesos sistema</text:span><text:span text:style-name="T37">ti</text:span><text:span text:style-name="T23">cos, criticos y empiricos que se aplican al estu</text:span><text:span text:style-name="T29">d</text:span><text:span text:style-name="T23">i</text:span><text:span text:style-name="T29">o</text:span><text:span text:style-name="T23"> de un fenomeno.</text:span></text:p>
      <text:p text:style-name="P9"><text:tab/><text:span text:style-name="T30">Tambien es </text:span>una actividad productora de nuevas ideas. <text:span text:style-name="T17">Esta es util y practica (resolucion de problemas , satisfacion de necesidades y aplicaciones tecnicas).</text:span></text:p>
      <text:p text:style-name="P9"><text:tab/><text:span text:style-name="T30">Resgos que alcansa son: </text:span></text:p>
      <text:p text:style-name="P9"><text:span text:style-name="T30"><text:tab/>1-reacionalidad:</text:span></text:p>
      <text:p text:style-name="P9"><text:span text:style-name="T30"><text:s/><text:tab/></text:span><text:span text:style-name="T23">Constituida por conceptos y raciocinios. No por sensaciones,</text:span></text:p>
      <text:p text:style-name="P27">imágenes, pautas de conducta, etc. <text:span text:style-name="T30">basadas en su totalidad en ideas las cuales se combinan para crear nuevas las cuales expresan nuevo conocimiento los cuales ante no se tenia conciencia , se organiza en sistemas de ideas ordenados(teorias).</text:span></text:p>
      <text:p text:style-name="P9"><text:span text:style-name="T30"><text:tab/>2-Objetividad:</text:span></text:p>
      <text:p text:style-name="P9"><text:tab/><text:span text:style-name="T30">busca la verdad factica</text:span></text:p>
      <text:p text:style-name="P9"><text:tab/><text:span text:style-name="T30">verfica las adaptacion de ideas a los hechos atrás de la observacion y el experimento , en intercambios controlados y reproducibles</text:span></text:p>
      <text:p text:style-name="P9"><text:tab/><text:span text:style-name="T30">3-Factica:</text:span></text:p>
      <text:p text:style-name="P9"><text:tab/><text:span text:style-name="T30">parte de premisas pero no se queda solo con ellas , busca rebatirlas o mejorarlas , </text:span><text:span text:style-name="T31">en si simpre vulve a ellos</text:span></text:p>
      <text:p text:style-name="P9"><text:tab/><text:span text:style-name="T31">4-trasciende los hechos:</text:span></text:p>
      <text:p text:style-name="P9"><text:tab/><text:span text:style-name="T31">descarta , produce y explica en base en base a conocimiento colectivo previo y a teorias vigentes , racionalisa la experiencia.</text:span></text:p>
      <text:p text:style-name="P9"><text:tab/><text:span text:style-name="T31">5-analitica:</text:span></text:p>
      <text:p text:style-name="P9"><text:tab/><text:span text:style-name="T31">descompone sus objetos para saber su mecanismo , responble de lo que son</text:span></text:p>
      <text:p text:style-name="P9"><text:tab/><text:span text:style-name="T31">6-comunicable:</text:span></text:p>
      <text:p text:style-name="P9"><text:tab/><text:span text:style-name="T31">es publico y explicable. Esto gracias a la precicion.</text:span></text:p>
      <text:p text:style-name="P9"><text:tab/><text:span text:style-name="T31">7-explicativa:</text:span></text:p>
      <text:p text:style-name="P9"><text:tab/><text:span text:style-name="T32">explica y intenta explicar los hechos en terminos de leyes y estas en principios , porque ocurre los hechos como ocure y </text:span><text:span text:style-name="T31">xq </text:span><text:span text:style-name="T32">no de otra manera</text:span></text:p>
      <text:p text:style-name="P9"><text:tab/><text:span text:style-name="T31">8-abierto: </text:span></text:p>
      <text:p text:style-name="P9"><text:tab/><text:span text:style-name="T33">es abierta como sistema , falible y esta busca prograser, metodologicamente es cerrada</text:span></text:p>
      <text:p text:style-name="P9"><text:tab/><text:span text:style-name="T31">9-verificable:</text:span></text:p>
      <text:p text:style-name="P9"><text:tab/><text:span text:style-name="T31">debe aprovar la experimentacion.</text:span></text:p>
      <text:p text:style-name="P9"/>
      <text:p text:style-name="P29"><text:span text:style-name="T24"/></text:p>
      <text:p text:style-name="P29"><text:span text:style-name="T24">i+d</text:span></text:p>
      <text:p text:style-name="P29"><text:tab/><text:tab/>investigacion basica:</text:p>
      <text:p text:style-name="P29"><text:tab/><text:tab/><text:tab/>investigacion en pos de conocimiento e independiente de su aplicaion o utilizacion</text:p>
      <text:p text:style-name="P29"><text:tab/><text:tab/>investigacion aplicada</text:p>
      <text:p text:style-name="P29"><text:tab/><text:tab/><text:tab/>investigacion en por del conocimiento pensada con fines practicos especificos</text:p>
      <text:p text:style-name="P29"><text:tab/><text:tab/>desarrollo experimental:<text:tab/></text:p>
      <text:p text:style-name="P29"><text:span text:style-name="T39"><text:tab/><text:tab/><text:tab/>trabajos sistematicos en base a conocimientos existentes obtenidos de la investigacion y/o la experiencia practica</text:span></text:p>
      <text:p text:style-name="P29"><text:span text:style-name="T39"/></text:p>
      <text:p text:style-name="P29"><text:span text:style-name="T39"/></text:p>
      <text:p text:style-name="P29"><text:span text:style-name="T39"/></text:p>
      <text:p text:style-name="P29"><text:span text:style-name="T39"/></text:p>
      <text:p text:style-name="P29"><text:span text:style-name="T39"/></text:p>
      <text:p text:style-name="P29"><text:span text:style-name="T39"/></text:p>
      <text:p text:style-name="P29"><text:soft-page-break/><text:span text:style-name="T39"/></text:p>
      <text:p text:style-name="P16"><text:span text:style-name="T24">conocimiento racional</text:span>:</text:p>
      <text:p text:style-name="P31"><text:tab/><text:span text:style-name="T38">son </text:span>conceptos , juicios y <text:s/>conbinacion de ideas deacuerdo a una logica con el fin de crea nuevas ideas (infer<text:span text:style-name="T38">e</text:span>ncia deductiva) , estas se organisan en sistemas teoricos</text:p>
      <text:p text:style-name="P16"/>
      <text:p text:style-name="P21"><text:span text:style-name="T24">niveles de conocimiento</text:span>:</text:p>
      <text:p text:style-name="P21"><text:tab/>1-datos (unidades elementales)</text:p>
      <text:p text:style-name="P21"><text:tab/>2-informacion (datos organisados y contextualizados)</text:p>
      <text:p text:style-name="P21"><text:tab/>3-conocimiento(info verificada en algun sentido)</text:p>
      <text:p text:style-name="P21"><text:tab/>4-sabiduria(habilidad/capacidad para juzgar datos , informacion y conocimieento)</text:p>
      <text:p text:style-name="P15"/>
      <text:p text:style-name="P15"><text:span text:style-name="T24">conocimiento cientifico</text:span>:</text:p>
      <text:p text:style-name="P34"><text:span text:style-name="T9"><text:tab/></text:span><text:span text:style-name="T36">es conocimiento racional, sistemático, exacto, verificable, pero no infalible. Es un producto de la actividad humana en la comunidad social y comunidad científica</text:span></text:p>
      <text:p text:style-name="P15"><text:tab/><text:span text:style-name="T17">1</text:span>_es factico</text:p>
      <text:p text:style-name="P15"><text:tab/><text:span text:style-name="T17">2</text:span>_es objetivo</text:p>
      <text:p text:style-name="P15"><text:tab/><text:span text:style-name="T17">3</text:span>_busca la verdad factica</text:p>
      <text:p text:style-name="P15"><text:tab/><text:span text:style-name="T17">4</text:span>_usa observacion y experimentaciones</text:p>
      <text:p text:style-name="P15"><text:tab/><text:span text:style-name="T17">5</text:span>_traciende los hechos</text:p>
      <text:p text:style-name="P15"><text:tab/><text:span text:style-name="T17">6</text:span>_es analitico</text:p>
      <text:p text:style-name="P15"><text:tab/><text:span text:style-name="T17">7</text:span>_especialisada</text:p>
      <text:p text:style-name="P15"><text:tab/><text:span text:style-name="T17">8</text:span>_es claro y preciso</text:p>
      <text:p text:style-name="P15"><text:tab/><text:tab/><text:span text:style-name="T17">a</text:span>_cuales son los problemas</text:p>
      <text:p text:style-name="P15"><text:tab/><text:tab/><text:span text:style-name="T17">b</text:span>_especifica los problemas</text:p>
      <text:p text:style-name="P15"><text:tab/><text:tab/><text:span text:style-name="T17">c</text:span>_<text:span text:style-name="T17">define la mayoria de los conceptos y esto lo hace si le conbiene </text:span></text:p>
      <text:p text:style-name="P15"><text:tab/><text:tab/><text:span text:style-name="T17">d</text:span>_<text:span text:style-name="T17">inventa simbolos , de representacion</text:span></text:p>
      <text:p text:style-name="P15"><text:tab/><text:tab/><text:span text:style-name="T17">e</text:span>_<text:span text:style-name="T17">mide y registra los fenomenos</text:span></text:p>
      <text:p text:style-name="P15"><text:tab/><text:span text:style-name="T17">9</text:span>_<text:span text:style-name="T17">es comunicable , publico y expresable</text:span></text:p>
      <text:p text:style-name="P15"><text:tab/><text:span text:style-name="T17">10</text:span>_<text:span text:style-name="T17">es verificable</text:span></text:p>
      <text:p text:style-name="P15"><text:tab/><text:span text:style-name="T17">11</text:span>_<text:span text:style-name="T17">es metodico</text:span></text:p>
      <text:p text:style-name="P15"><text:tab/><text:span text:style-name="T17">12</text:span>_<text:span text:style-name="T17">es sistematico e interconectaod</text:span></text:p>
      <text:p text:style-name="P15"><text:tab/><text:span text:style-name="T17">13</text:span>_<text:span text:style-name="T17">es general</text:span></text:p>
      <text:p text:style-name="P15"><text:tab/><text:span text:style-name="T17">14</text:span>_<text:span text:style-name="T17">se rigue por leyes</text:span></text:p>
      <text:p text:style-name="P15"><text:tab/><text:span text:style-name="T17">15</text:span>_<text:span text:style-name="T17">es explicativo</text:span></text:p>
      <text:p text:style-name="P15"><text:tab/><text:span text:style-name="T17">16</text:span>_<text:span text:style-name="T17">es predictivo</text:span></text:p>
      <text:p text:style-name="P15"><text:tab/><text:span text:style-name="T17">17</text:span>_<text:span text:style-name="T17">es abierto en su estencion y cerrado es sus metodos</text:span></text:p>
      <text:p text:style-name="P15"><text:tab/><text:span text:style-name="T17">18</text:span>_<text:span text:style-name="T17">es util</text:span></text:p>
      <text:p text:style-name="P19"/>
      <text:p text:style-name="P19"/>
      <text:p text:style-name="P30"><text:span text:style-name="T3"/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07:10:15.921930982</meta:creation-date>
    <dc:date>2022-09-06T11:47:33.401603163</dc:date>
    <meta:editing-duration>PT44M20S</meta:editing-duration>
    <meta:editing-cycles>6</meta:editing-cycles>
    <meta:generator>LibreOffice/7.3.5.2$Linux_X86_64 LibreOffice_project/30$Build-2</meta:generator>
    <meta:document-statistic meta:table-count="0" meta:image-count="0" meta:object-count="0" meta:page-count="4" meta:paragraph-count="106" meta:word-count="954" meta:character-count="6460" meta:non-whitespace-character-count="5481"/>
  </office:meta>
</office:document-meta>
</file>